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7cm" table:align="left" style:writing-mode="lr-tb"/>
    </style:style>
    <style:style style:name="Table1.A" style:family="table-column">
      <style:table-column-properties style:column-width="1.628cm"/>
    </style:style>
    <style:style style:name="Table1.B" style:family="table-column">
      <style:table-column-properties style:column-width="1.815cm"/>
    </style:style>
    <style:style style:name="Table1.C" style:family="table-column">
      <style:table-column-properties style:column-width="1.933cm"/>
    </style:style>
    <style:style style:name="Table1.D" style:family="table-column">
      <style:table-column-properties style:column-width="1.371cm"/>
    </style:style>
    <style:style style:name="Table1.1" style:family="table-row">
      <style:table-row-properties style:min-row-height="0.589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79cm" fo:keep-together="auto"/>
    </style:style>
    <style:style style:name="P1" style:family="paragraph" style:parent-style-name="Standard">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2" style:family="paragraph" style:parent-style-name="Standard">
      <style:paragraph-properties fo:margin-top="0.494cm" fo:margin-bottom="0.494cm" loext:contextual-spacing="false" fo:line-height="100%"/>
    </style:style>
    <style:style style:name="P3"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4" style:family="paragraph" style:parent-style-name="Standard">
      <style:paragraph-properties fo:margin-top="0.494cm" fo:margin-bottom="0.494cm" loext:contextual-spacing="false" fo:line-height="100%"/>
      <style:text-properties style:font-name="Times New Roman" fo:font-size="20pt" style:font-name-asian="Times New Roman" style:font-size-asian="20pt" style:language-asian="es" style:country-asian="ES" style:font-name-complex="Times New Roman" style:font-size-complex="20pt"/>
    </style:style>
    <style:style style:name="P5" style:family="paragraph" style:parent-style-name="Standard">
      <style:paragraph-properties fo:margin-top="0.494cm" fo:margin-bottom="0.494cm" loext:contextual-spacing="false" fo:line-height="100%"/>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6"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7" style:family="paragraph" style:parent-style-name="Standard">
      <style:paragraph-properties fo:margin-top="0cm" fo:margin-bottom="0cm" loext:contextual-spacing="false" fo:line-height="100%" style:snap-to-layout-grid="false"/>
      <style:text-properties style:font-name="Times New Roman" fo:font-size="18pt" style:font-name-asian="Times New Roman" style:font-size-asian="18pt" style:language-asian="es" style:country-asian="ES" style:font-name-complex="Times New Roman" style:font-size-complex="18pt"/>
    </style:style>
    <style:style style:name="P8"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style:font-name-asian="Times New Roman" style:font-size-asian="12pt" style:language-asian="es" style:country-asian="ES" style:font-name-complex="Times New Roman" style:font-size-complex="12pt"/>
    </style:style>
    <style:style style:name="P9" style:family="paragraph" style:parent-style-name="Standard" style:master-page-name="Standard">
      <style:paragraph-properties fo:margin-top="0cm" fo:margin-bottom="0.282cm" loext:contextual-spacing="false" fo:line-height="100%" style:page-number="auto"/>
      <style:text-properties style:font-name="Times New Roman" fo:font-size="18pt" style:font-name-asian="Times New Roman" style:font-size-asian="18pt" style:language-asian="es" style:country-asian="ES" style:font-name-complex="Times New Roman" style:font-size-complex="18pt"/>
    </style:style>
    <style:style style:name="P10"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1" style:family="paragraph" style:parent-style-name="Standard">
      <style:paragraph-properties fo:margin-top="0.494cm" fo:margin-bottom="0.494cm" loext:contextual-spacing="false" fo:line-height="100%"/>
      <style:text-properties style:font-name="Times New Roman" fo:font-size="12pt" officeooo:rsid="00144a6e" officeooo:paragraph-rsid="00144a6e" style:font-name-asian="Times New Roman" style:font-size-asian="12pt" style:language-asian="es" style:country-asian="ES" style:font-name-complex="Times New Roman" style:font-size-complex="12pt"/>
    </style:style>
    <style:style style:name="P12" style:family="paragraph" style:parent-style-name="Standard">
      <style:paragraph-properties fo:margin-top="0.494cm" fo:margin-bottom="0.494cm" loext:contextual-spacing="false" fo:line-height="100%"/>
      <style:text-properties style:font-name="Times New Roman" fo:font-size="12pt" officeooo:rsid="001dd8dd" officeooo:paragraph-rsid="001dd8dd" style:font-name-asian="Times New Roman" style:font-size-asian="12pt" style:language-asian="es" style:country-asian="ES" style:font-name-complex="Times New Roman" style:font-size-complex="12pt"/>
    </style:style>
    <style:style style:name="P13" style:family="paragraph" style:parent-style-name="Standard">
      <style:paragraph-properties fo:margin-top="0.494cm" fo:margin-bottom="0.494cm" loext:contextual-spacing="false" fo:line-height="100%"/>
      <style:text-properties style:font-name="Times New Roman" fo:font-size="12pt" officeooo:rsid="0022eb5a" officeooo:paragraph-rsid="0022eb5a" style:font-name-asian="Times New Roman" style:font-size-asian="12pt" style:language-asian="es" style:country-asian="ES" style:font-name-complex="Times New Roman" style:font-size-complex="12pt"/>
    </style:style>
    <style:style style:name="P14" style:family="paragraph" style:parent-style-name="Standard">
      <style:paragraph-properties fo:margin-top="0.494cm" fo:margin-bottom="0.494cm" loext:contextual-spacing="false" fo:line-height="100%"/>
      <style:text-properties style:font-name="Times New Roman" fo:font-size="12pt" officeooo:paragraph-rsid="001d4cfd" style:font-name-asian="Times New Roman" style:font-size-asian="12pt" style:font-name-complex="Times New Roman"/>
    </style:style>
    <style:style style:name="P15" style:family="paragraph" style:parent-style-name="Standard">
      <style:paragraph-properties fo:margin-top="0.494cm" fo:margin-bottom="0.494cm" loext:contextual-spacing="false" fo:line-height="100%"/>
      <style:text-properties style:font-name="Times New Roman" fo:font-size="12pt" officeooo:paragraph-rsid="001dc115" style:font-name-asian="Times New Roman" style:font-size-asian="12pt" style:font-name-complex="Times New Roman"/>
    </style:style>
    <style:style style:name="P16" style:family="paragraph" style:parent-style-name="Standard">
      <style:paragraph-properties fo:margin-top="0.494cm" fo:margin-bottom="0.494cm" loext:contextual-spacing="false" fo:line-height="100%"/>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17" style:family="paragraph" style:parent-style-name="Standard">
      <style:paragraph-properties fo:margin-top="0.494cm" fo:margin-bottom="0.494cm" loext:contextual-spacing="false" fo:line-height="100%"/>
      <style:text-properties style:font-name="Times New Roman" fo:font-size="14pt" style:font-name-asian="Times New Roman" style:font-size-asian="14pt" style:language-asian="es" style:country-asian="ES" style:font-name-complex="Times New Roman" style:font-size-complex="14pt"/>
    </style:style>
    <style:style style:name="P18" style:family="paragraph" style:parent-style-name="Standard">
      <style:paragraph-properties fo:margin-left="1.249cm" fo:margin-right="0cm" fo:margin-top="0.494cm" fo:margin-bottom="0.494cm" loext:contextual-spacing="false" fo:line-height="100%" fo:text-align="justify" style:justify-single-word="false" fo:text-indent="0cm" style:auto-text-indent="false"/>
      <style:text-properties style:font-name="Times New Roman" fo:font-size="12pt" style:font-name-asian="Times New Roman" style:font-size-asian="12pt" style:language-asian="es" style:country-asian="ES" style:font-name-complex="Times New Roman" style:font-size-complex="12pt"/>
    </style:style>
    <style:style style:name="P19"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186259" officeooo:paragraph-rsid="00186259" style:font-name-asian="Times New Roman" style:font-size-asian="12pt" style:language-asian="es" style:country-asian="ES" style:font-name-complex="Times New Roman" style:font-size-complex="12pt"/>
    </style:style>
    <style:style style:name="P20"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1a159a" officeooo:paragraph-rsid="001a159a" style:font-name-asian="Times New Roman" style:font-size-asian="12pt" style:language-asian="es" style:country-asian="ES" style:font-name-complex="Times New Roman" style:font-size-complex="12pt"/>
    </style:style>
    <style:style style:name="P21" style:family="paragraph" style:parent-style-name="Standard">
      <style:paragraph-properties fo:margin-left="1.235cm" fo:margin-right="0cm" style:line-height-at-least="0cm" fo:text-indent="0cm" style:auto-text-indent="false">
        <style:tab-stops>
          <style:tab-stop style:position="9.313cm"/>
        </style:tab-stops>
      </style:paragraph-properties>
      <style:text-properties officeooo:paragraph-rsid="001d4cfd"/>
    </style:style>
    <style:style style:name="P22" style:family="paragraph" style:parent-style-name="Standard">
      <style:paragraph-properties fo:margin-left="1.235cm" fo:margin-right="0cm" fo:margin-top="0.494cm" fo:margin-bottom="0.494cm" loext:contextual-spacing="false" style:line-height-at-least="0cm" fo:text-indent="0cm" style:auto-text-indent="false">
        <style:tab-stops>
          <style:tab-stop style:position="9.313cm"/>
        </style:tab-stops>
      </style:paragraph-properties>
      <style:text-properties style:font-name="Times New Roman" fo:font-size="12pt" officeooo:paragraph-rsid="001dc115" style:font-name-asian="Times New Roman" style:font-size-asian="12pt" style:language-asian="es" style:country-asian="ES" style:font-name-complex="Times New Roman" style:font-size-complex="12pt"/>
    </style:style>
    <style:style style:name="T1" style:family="text">
      <style:text-properties style:font-name="Times New Roman" fo:font-size="12pt" style:font-name-asian="Times New Roman" style:font-size-asian="12pt" style:language-asian="es" style:country-asian="ES" style:font-name-complex="Times New Roman" style:font-size-complex="12pt"/>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fo:font-weight="bold" style:font-name-asian="Times New Roman" style:font-size-asian="12pt" style:language-asian="es" style:country-asian="ES" style:font-weight-asian="bold" style:font-name-complex="Times New Roman" style:font-size-complex="12pt"/>
    </style:style>
    <style:style style:name="T4" style:family="text">
      <style:text-properties style:font-name="Times New Roman" style:font-name-asian="Times New Roman" style:font-name-complex="Times New Roman"/>
    </style:style>
    <style:style style:name="T5" style:family="text">
      <style:text-properties fo:font-weight="bold" style:font-weight-asian="bold"/>
    </style:style>
    <style:style style:name="T6" style:family="text">
      <style:text-properties officeooo:rsid="00162b85"/>
    </style:style>
    <style:style style:name="T7" style:family="text">
      <style:text-properties style:language-asian="es" style:country-asian="ES" style:font-size-complex="12pt"/>
    </style:style>
    <style:style style:name="T8" style:family="text">
      <style:text-properties officeooo:rsid="001d4cfd" style:language-asian="es" style:country-asian="ES" style:font-size-complex="12pt"/>
    </style:style>
    <style:style style:name="T9" style:family="text">
      <style:text-properties officeooo:rsid="001fa175"/>
    </style:style>
    <style:style style:name="T10" style:family="text">
      <style:text-properties style:text-underline-style="solid" style:text-underline-width="auto" style:text-underline-color="font-color" fo:font-weight="bold" officeooo:rsid="001fa175" style:font-weight-asian="bold" style:font-weight-complex="bold"/>
    </style:style>
    <style:style style:name="fr1" style:family="graphic" style:parent-style-name="Frame">
      <style:graphic-properties fo:margin-left="0.24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álisis de Algoritmos 2016/2017</text:p>
      <text:p text:style-name="P3"/>
      <text:p text:style-name="P3"/>
      <text:p text:style-name="P3"/>
      <text:p text:style-name="P4">Práctica 3</text:p>
      <text:p text:style-name="P3"/>
      <text:p text:style-name="P3"/>
      <text:p text:style-name="P3"/>
      <text:p text:style-name="P3"/>
      <text:p text:style-name="P11">Alfonso Villar y Víctor García, Grupo 12</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1" text:anchor-type="paragraph" svg:y="2.976cm" svg:width="6.747cm" draw:z-index="0"><draw:text-box fo:min-height="0.058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Código</text:p></table:table-cell><table:table-cell table:style-name="Table1.A1" office:value-type="string"><text:p text:style-name="P6">Gráficas</text:p></table:table-cell><table:table-cell table:style-name="Table1.A1" office:value-type="string"><text:p text:style-name="P6">Memoria</text:p></table:table-cell><table:table-cell table:style-name="Table1.D1" office:value-type="string"><text:p text:style-name="P6">Total</text:p></table:table-cell></table:table-row><table:table-row table:style-name="Table1.2"><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D1" office:value-type="string"><text:p text:style-name="P7"/></table:table-cell></table:table-row></table:table></draw:text-box></draw:frame></text:p>
      <text:p text:style-name="P3"/>
      <text:p text:style-name="P3"/>
      <text:p text:style-name="P3"/>
      <text:p text:style-name="P5"/>
      <text:p text:style-name="P5"><text:soft-page-break/>1. Introducción.</text:p>
      <text:p text:style-name="P3"><text:tab/><text:span text:style-name="T6">En esta última práctica de la asignatura de Análisis de Algoritmos estudiamos los algoritmos de búsqueda BBIN (búsqueda binaria), BLIN (búsqueda lineal) y BLIN_AUTO (búsqueda lineal autorganizada) sobre diccionarios. Para ello, determinamos experimentalmente tanto los tiempos medios como las operaciones básicas de sendas búsquedas sobre diccionarios que emplean como tipo de datos una tabla para el posterior estudio de los resultados obtenidos, realizando diversas gráficas y extrayendo conclusiones de las mismas.</text:span></text:p>
      <text:p text:style-name="P17"><text:span text:style-name="T5">2. Objetivos</text:span></text:p>
      <text:p text:style-name="P3">2.1 Apartado 1</text:p>
      <text:p text:style-name="P19">En este primer ejercicio creamos el TAD diccionario, previamente definido en en fichero busqueda.h, utilizando una tabla de enteros (ordenada o desordenada) como tipo abstracto de datos. Posteriormente, implementamos en busqueda.c todas las primitivas del TAD diccionario, además de las funciones de búsqueda bbin, blin y blin_auto.</text:p>
      <text:p text:style-name="P3">2.2 Apartado 2</text:p>
      <text:p text:style-name="P20">En este apartado implementamos en tiempos.c una serie de funciones para realizar medidas del rendimiento de las funciones de búsqueda implementadas anteriormente, tanto en lo que respecta al tiempo promedio de ejecución como a las operaciones básicas (promedio, máximas y mínimas) de las búsquedas.</text:p>
      <text:p text:style-name="P5">3. Herramientas y metodología</text:p>
      <text:p text:style-name="P3">3.1 Apartado 1</text:p>
      <text:p text:style-name="P14"><text:span text:style-name="T7"><text:tab/>Entorno de desarrollo: </text:span><text:span text:style-name="T8">Sublime Text</text:span></text:p>
      <text:p text:style-name="P14"><text:span text:style-name="T7"><text:tab/></text:span><text:span text:style-name="T8">Entorno de</text:span><text:span text:style-name="T7"> ejecución: Linux</text:span></text:p>
      <text:p text:style-name="P14"><text:span text:style-name="T7"><text:tab/></text:span>Comprobación de pérdidas de memoria y violaciones de segmento: Valgrind</text:p>
      <text:p text:style-name="P21"><text:span text:style-name="T2">Compilación del código: gcc -ansi -pedantic</text:span><text:span text:style-name="T4"><text:tab/></text:span><text:span text:style-name="T2">Flags: -Wall -g</text:span></text:p>
      <text:p text:style-name="P3">3.2 Apartado 2</text:p>
      <text:p text:style-name="P15"><text:span text:style-name="T7"><text:tab/>Entorno de desarrollo: </text:span><text:span text:style-name="T8">Sublime Text</text:span></text:p>
      <text:p text:style-name="P15"><text:span text:style-name="T7"><text:tab/></text:span><text:span text:style-name="T8">Entorno de</text:span><text:span text:style-name="T7"> ejecución: Linux</text:span></text:p>
      <text:p text:style-name="P15"><text:span text:style-name="T7"><text:tab/>Elaboración de gráficas: Gnuplot</text:span></text:p>
      <text:p text:style-name="P15"><text:span text:style-name="T7"><text:tab/></text:span>Comprobación de pérdidas de memoria y violaciones de segmento: Valgrind</text:p>
      <text:p text:style-name="P22">Compilación del código: gcc -ansi -pedantic<text:tab/>Flags: -Wall -g</text:p>
      <text:p text:style-name="P1"><text:soft-page-break/>4. Código fuente</text:p>
      <text:p text:style-name="P2"><text:span text:style-name="T1">Aquí ponéis el código fuente </text:span><text:span text:style-name="T3">exclusivamente de las rutinas que habéis desarrollado vosotros</text:span><text:span text:style-name="T1"> en cada apartado.</text:span></text:p>
      <text:p text:style-name="P3">4.1 Apartado 1</text:p>
      <text:p text:style-name="P3">4.2 Apartado 2</text:p>
      <text:p text:style-name="P5">5. Resultados, Gráficas</text:p>
      <text:p text:style-name="P3">Aquí ponis los resultados obtenidos en cada apartado, incluyendo las posibles gráficas.</text:p>
      <text:p text:style-name="P3">5.1 Apartado 1</text:p>
      <text:p text:style-name="P8">Resultados del apartado 1.</text:p>
      <text:p text:style-name="P3">5.2 Apartado 2<text:tab/></text:p>
      <text:p text:style-name="P8">Resultados del apartado 2.</text:p>
      <text:p text:style-name="P18">Gráfica comparando el número promedio de OBs entre la búsqueda lineal, la búsqueda binaria y la búsqueda lineal auto organizada (tomar n_veces=1000), comentarios a la gráfica.</text:p>
      <text:p text:style-name="P18">Gráfica comparando el tiempo medio de reloj entre la búsqueda lineal, la búsqueda binaria y la búsqueda lineal auto organizada (tomar n_veces=1000), comentarios a la gráfica.</text:p>
      <text:p text:style-name="P18">Gráfica con el número promedio de OBs de la búsqueda lineal auto organizada en diccionarios de 100 elementos (n_claves=100) para los valores de n_veces = 1, 10, 100, 1000 y 10000.</text:p>
      <text:p text:style-name="P18">Gráfica con el número tiempo promedio de reloj de la búsqueda lineal auto organizada en diccionarios de 100 elementos (n_claves=100) para los valores de n_veces = 1, 10, 100, 1000 y 10000.</text:p>
      <text:p text:style-name="P5">5. Respuesta a las preguntas teóricas.</text:p>
      <text:p text:style-name="P3">Aquí respondéis a las preguntas teóricas que se os han planteado en la práctica.</text:p>
      <text:p text:style-name="P3">5.1 Pregunta 1</text:p>
      <text:p text:style-name="P3">5.2 Pregunta 2</text:p>
      <text:p text:style-name="P3">5.3 Pregunta 3</text:p>
      <text:p text:style-name="P3">5.4 Pregunta 4</text:p>
      <text:p text:style-name="P3"><text:soft-page-break/>5.5 Pregunta 5</text:p>
      <text:p text:style-name="P5">6. Conclusiones finales.</text:p>
      <text:p text:style-name="P12"><text:tab/>En lo que respecta a la realización de la práctica, hay varios aspectos a comentar. <text:span text:style-name="T9">A la hora de comprobar en el </text:span><text:span text:style-name="T10">ejercicio1</text:span><text:span text:style-name="T9"> si las funciones de búsqueda funcionaban correctamente, tuvimos problemas con bbin. El algoritmo de búsqueda binaria que habíamos implementado se basaba en recursividad, y definimos en primera instancia una función bbin y una funcion bbin_rec, llamando la primera de ellas a la segunda. Tras darnos contra la pared un par de veces (más de las que nos gustaría admitir), decidimos implementar la función de búsqueda bbin en una única función. Tras modificar algunos aspectos de la misma, funcionaba correctamente (en el código está comentado aquello que pueda dar lugar a dudas). Además, a la hora de comprobar de nuevo el funcionamiento de bbin, comprobamos que, a la hora de crear un diccionario con una tabla ordenada, los elementos no se ordenaban correctamente, por lo que era imposible ejecutar bbin de forma exitosa. Modificamos la función inserta_diccionario para que insertara los elementos correctamente (además de hacer que devolviera el número de operaciones básicas que realizaba para ello) y todo funcionó correctamente. En lo que respecta al </text:span><text:span text:style-name="T10">ejercicio2</text:span><text:span text:style-name="T9">, no tuvimos grandes problemas, a excepción de que se nos olvidó dividir el número promedio de obs entre n_veces (por ello, al observar los datos recopilados en el fichero, veíamos que no tenía sentido el resultado medio de obs respecto a max_ob y min_ob) y de que, al ver el número mínimo de obs de las búsquedas, siempre aparecía en todas 0 (el caso en el que encontraba “de primeras” la clave), por lo que modificamos sendas funciones para tener en cuenta como ob la comparación de claves donde se encontraba la clave en el diccionario.</text:span></text:p>
      <text:p text:style-name="P13">En lo que respecta a la práctica en si, resulta bastante interesante trabajar con estos algoritmos de búsqueda pues, a pesar de sernos familiares por haberlos estudiado en otras asignaturas, a la hora de realizar gráficas y comprobar experimentalmente cómo funcionan, podemos entender mejor los mismos y tener en cuenta más cosas a la hora de ver la utilidad y pragmaticidad de un algoritmo de búsqueda. Además, resulta muy curioso y bastante útil (en ciertos casos) el algoritmo de búsqueda blin_auto, un algoritmo de búsqueda del que no teníamos constancia alguna hasta antes de esta práctica, siendo el primer algoritmo de búsqueda autorganizado que hemos vemos a día de h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o_20_sin_20_formato" style:display-name="Texto sin formato"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sin_20_formato_20_Car" style:display-name="Texto sin format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guirre</meta:initial-creator>
    <meta:creation-date>2015-11-29T21:09:00</meta:creation-date>
    <dc:date>2016-12-09T14:40:36.990114298</dc:date>
    <meta:editing-cycles>17</meta:editing-cycles>
    <meta:editing-duration>PT2H2M52S</meta:editing-duration>
    <meta:generator>LibreOffice/5.0.5.2$Linux_X86_64 LibreOffice_project/00m0$Build-2</meta:generator>
    <meta:document-statistic meta:table-count="1" meta:image-count="0" meta:object-count="0" meta:page-count="4" meta:paragraph-count="50" meta:word-count="861" meta:character-count="5472" meta:non-whitespace-character-count="4651"/>
  </office:meta>
</office:document-meta>
</file>